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gl" fo:country="ES" officeooo:rsid="0018179e" officeooo:paragraph-rsid="0018179e"/>
    </style:style>
    <style:style style:name="P2" style:family="paragraph" style:parent-style-name="Standard">
      <style:text-properties fo:language="gl" fo:country="ES" officeooo:rsid="0019dfa0" officeooo:paragraph-rsid="0019dfa0"/>
    </style:style>
    <style:style style:name="P3" style:family="paragraph" style:parent-style-name="Standard">
      <style:text-properties fo:language="gl" fo:country="ES" officeooo:rsid="001b1c3e" officeooo:paragraph-rsid="001b1c3e"/>
    </style:style>
    <style:style style:name="P4" style:family="paragraph" style:parent-style-name="Standard">
      <style:text-properties fo:language="gl" fo:country="ES" officeooo:rsid="0018179e" officeooo:paragraph-rsid="0018179e"/>
    </style:style>
    <style:style style:name="P5" style:family="paragraph" style:parent-style-name="Standard">
      <style:text-properties fo:language="gl" fo:country="ES" officeooo:rsid="0018179e" officeooo:paragraph-rsid="001cd7a6"/>
    </style:style>
    <style:style style:name="P6" style:family="paragraph" style:parent-style-name="Standard">
      <style:text-properties fo:language="gl" fo:country="ES" officeooo:rsid="001cd7a6" officeooo:paragraph-rsid="001cd7a6"/>
    </style:style>
    <style:style style:name="T1" style:family="text">
      <style:text-properties officeooo:rsid="001cd7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Portada)</text:p>
      <text:p text:style-name="P6">INDICE</text:p>
      <text:p text:style-name="P6">LISTAXE DE FIGURAS</text:p>
      <text:p text:style-name="P6"/>
      <text:p text:style-name="P6">MEMORIA</text:p>
      <text:p text:style-name="P1">Obxectivo</text:p>
      <text:p text:style-name="P1"><text:tab/><text:span text:style-name="T1">(que é o que se fai? se vai facer, concreto, q permita avaliar exito ou fracaso)</text:span></text:p>
      <text:p text:style-name="P5">Descrición</text:p>
      <text:p text:style-name="P5"><text:tab/><text:span text:style-name="T1">Problema detectado (para que se fai esto? Que necesidade vai cubrir?)</text:span></text:p>
      <text:p text:style-name="P5"><text:tab/><text:span text:style-name="T1">Motivación (pq se fai esto?)</text:span></text:p>
      <text:p text:style-name="P1">Alcance <text:span text:style-name="T1">(fases do proxecto e contido do mesmo, alcance-ata onde? ) se va a usar el versionado <text:s/>semántico </text:span><text:a xlink:type="simple" xlink:href="https://semver.org/lang/es/" text:style-name="Internet_20_link" text:visited-style-name="Visited_20_Internet_20_Link"><text:span text:style-name="T1">https://semver.org/lang/es/</text:span></text:a></text:p>
      <text:p text:style-name="P6"/>
      <text:p text:style-name="P6">alpha(desarrollo), beta(rendimiento, usabilidad, funcionalidades finales), rc, none</text:p>
      <text:p text:style-name="P6">x cambios incompatibles, y se añade funcionaliad compatible, z corrección de errores</text:p>
      <text:p text:style-name="P6"/>
      <text:p text:style-name="P1"><text:tab/><text:span text:style-name="T1">(v.0.3.13)</text:span></text:p>
      <text:p text:style-name="P1"><text:tab/><text:tab/><text:span text:style-name="T1">v0.4.z -&gt; añadidas Ys funcionalidades</text:span></text:p>
      <text:p text:style-name="P1"><text:tab/><text:tab/><text:tab/><text:span text:style-name="T1">v.0.4.1 -&gt; corregido z bugs</text:span></text:p>
      <text:p text:style-name="P5"><text:span text:style-name="T1"><text:tab/><text:tab/>v0.5.z</text:span></text:p>
      <text:p text:style-name="P5"><text:span text:style-name="T1"><text:tab/><text:tab/>v0.6.z</text:span></text:p>
      <text:p text:style-name="P5"><text:tab/><text:tab/><text:span text:style-name="T1">etc.... hasta...</text:span><text:tab/><text:tab/></text:p>
      <text:p text:style-name="P1"><text:tab/><text:span text:style-name="T1">v.1.0.0-apha.1</text:span></text:p>
      <text:p text:style-name="P1"><text:tab/><text:span text:style-name="T1">v.1.0.0-beta.1</text:span></text:p>
      <text:p text:style-name="P1"><text:tab/><text:span text:style-name="T1">v.1.0.0-rc.1</text:span></text:p>
      <text:p text:style-name="P1"><text:tab/><text:span text:style-name="T1">v.1.0.0</text:span></text:p>
      <text:p text:style-name="P1">Planificación <text:span text:style-name="T1">(desta fase)</text:span></text:p>
      <text:p text:style-name="P1"><text:tab/><text:span text:style-name="T1">secuenciar as actividades en f(necesidades de posta en práctica)</text:span></text:p>
      <text:p text:style-name="P1"><text:tab/><text:span text:style-name="T1">determinar recursos e loxistica necesaria para cada actividade</text:span></text:p>
      <text:p text:style-name="P1"><text:tab/><text:span text:style-name="T1">permisos ou autorizacións de cada actividade</text:span></text:p>
      <text:p text:style-name="P1"><text:tab/><text:span text:style-name="T1">Procedementos de actuación e execución de cada actividade</text:span></text:p>
      <text:p text:style-name="P1"><text:tab/><text:span text:style-name="T1">planificase a asignación de recursos materiais e humanos, e tempos de execución</text:span></text:p>
      <text:p text:style-name="P1"><text:tab/><text:span text:style-name="T1">describense as actividades en qe se divide a execución do proxecto</text:span></text:p>
      <text:p text:style-name="P1"><text:tab/><text:span text:style-name="T1">decisións de planificacion tomadas estan xustificadas?</text:span></text:p>
      <text:p text:style-name="P1"><text:tab/><text:span text:style-name="T1">Prevision ante desvios?</text:span></text:p>
      <text:p text:style-name="P1">Medios</text:p>
      <text:p text:style-name="P1"><text:tab/><text:span text:style-name="T1">descripción de medios, materiais e humanos</text:span></text:p>
      <text:p text:style-name="P1"><text:tab/><text:span text:style-name="T1">previsión de medios ante incidencias</text:span></text:p>
      <text:p text:style-name="P1"><text:tab/></text:p>
      <text:p text:style-name="P1">Orzamento</text:p>
      <text:p text:style-name="P1"><text:tab/><text:span text:style-name="T1">hai valoracion economica para as condicións de execución? (despliegue?????)</text:span></text:p>
      <text:p text:style-name="P1"><text:tab/><text:span text:style-name="T1">hai orzamento?</text:span></text:p>
      <text:p text:style-name="P1">Execución</text:p>
      <text:p text:style-name="P6">REFERENCIAS</text:p>
      <text:p text:style-name="P6">BIBLIOGRAFÍA</text:p>
      <text:p text:style-name="P2">Bibliografía</text:p>
      <text:p text:style-name="P3">Anexos</text:p>
      <text:p text:style-name="P3"><text:tab/>Diagramas</text:p>
      <text:p text:style-name="P3"/>
      <text:p text:style-name="P3"/>
      <text:p text:style-name="P3"/>
      <text:p text:style-name="P3">Outros?</text:p>
      <text:p text:style-name="P3"><text:soft-page-break/>Propiedade intelectual - Licencia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9:54:30.848000000</meta:creation-date>
    <dc:date>2024-03-26T21:05:14.661000000</dc:date>
    <meta:editing-duration>PT1H4M8S</meta:editing-duration>
    <meta:editing-cycles>4</meta:editing-cycles>
    <meta:generator>LibreOffice/7.5.8.2$Windows_X86_64 LibreOffice_project/f718d63693263970429a68f568db6046aaa9df01</meta:generator>
    <meta:document-statistic meta:table-count="0" meta:image-count="0" meta:object-count="0" meta:page-count="2" meta:paragraph-count="46" meta:word-count="198" meta:character-count="1475" meta:non-whitespace-character-count="1286"/>
  </office:meta>
</office:document-meta>
</file>